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3.081cm" svg:height="2.286cm" svg:x="7.82cm" svg:y="1.254cm">
          <text:p text:style-name="P1"><text:span text:style-name="T1">LOG FILES</text:span></text:p>
          <text:p text:style-name="P1"><text:span text:style-name="T1"><text:s/></text:span><text:span text:style-name="T1">ANALYSIS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51cm" svg:height="2.159cm" svg:x="2.745cm" svg:y="5.318cm">
          <text:p text:style-name="P1"><text:span text:style-name="T1">1</text:span></text:p>
          <text:p text:style-name="P1"><text:span text:style-name="T1">FILES LO</text:span><text:span text:style-name="T1"><text:tab/></text:span><text:span text:style-name="T1">A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96cm" svg:height="2.159cm" svg:x="17.794cm" svg:y="5.318cm">
          <text:p text:style-name="P1"><text:span text:style-name="T1">2</text:span></text:p>
          <text:p text:style-name="P1"><text:span text:style-name="T1">FILES ANALYSI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36cm" svg:y1="3.54cm" svg:x2="5.07cm" svg:y2="5.318cm" draw:start-shape="id1" draw:start-glue-point="2" draw:end-shape="id2" svg:d="M14360 3540v889h-9290v889" svg:viewBox="0 0 9291 1779">
          <text:p/>
        </draw:connector>
        <draw:connector draw:style-name="gr2" draw:text-style-name="P2" draw:layer="layout" svg:x1="14.36cm" svg:y1="3.54cm" svg:x2="20.842cm" svg:y2="5.318cm" draw:start-shape="id1" draw:start-glue-point="2" draw:end-shape="id3" draw:end-glue-point="0" svg:d="M14360 3540v889h6482v889" svg:viewBox="0 0 6483 1779">
          <text:p/>
        </draw:connector>
        <draw:custom-shape draw:style-name="gr1" draw:text-style-name="P1" xml:id="id4" draw:id="id4" draw:layer="layout" svg:width="4.972cm" svg:height="2.159cm" svg:x="1.489cm" svg:y="9.128cm">
          <text:p text:style-name="P1"><text:span text:style-name="T1">1.1</text:span></text:p>
          <text:p text:style-name="P1"><text:span text:style-name="T1">LOAD SINGLE</text:span></text:p>
          <text:p text:style-name="P1"><text:span text:style-name="T1"><text:s/></text:span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1cm" svg:height="2.159cm" svg:x="8.147cm" svg:y="9.128cm">
          <text:p text:style-name="P1"><text:span text:style-name="T1">1.2</text:span></text:p>
          <text:p text:style-name="P1"><text:span text:style-name="T1">LOAD </text:span></text:p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07cm" svg:y1="7.477cm" svg:x2="3.975cm" svg:y2="9.128cm" draw:start-shape="id2" draw:start-glue-point="2" draw:end-shape="id4" svg:d="M5070 7477v825h-1095v826" svg:viewBox="0 0 1096 1652">
          <text:p/>
        </draw:connector>
        <draw:connector draw:style-name="gr2" draw:text-style-name="P2" draw:layer="layout" svg:x1="5.07cm" svg:y1="7.477cm" svg:x2="10.352cm" svg:y2="9.128cm" draw:start-shape="id2" draw:start-glue-point="2" draw:end-shape="id5" draw:end-glue-point="0" svg:d="M5070 7477v825h5282v826" svg:viewBox="0 0 5283 1652">
          <text:p/>
        </draw:connector>
        <draw:custom-shape draw:style-name="gr1" draw:text-style-name="P1" xml:id="id6" draw:id="id6" draw:layer="layout" svg:width="4.41cm" svg:height="2.159cm" svg:x="15.351cm" svg:y="9.255cm">
          <text:p text:style-name="P1"><text:span text:style-name="T1">2.1</text:span></text:p>
          <text:p text:style-name="P1"><text:span text:style-name="T1">PLOT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1cm" svg:height="2.159cm" svg:x="21.99cm" svg:y="9.255cm">
          <text:p text:style-name="P1"><text:span text:style-name="T1">2.2</text:span></text:p>
          <text:p text:style-name="P1"><text:span text:style-name="T1">BUILDING</text:span></text:p>
          <text:p text:style-name="P1"><text:span text:style-name="T1"><text:s/></text:span><text:span text:style-name="T1">REL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1cm" svg:height="2.667cm" svg:x="1.688cm" svg:y="13.484cm">
          <text:p text:style-name="P1"><text:span text:style-name="T1">2.3</text:span></text:p>
          <text:p text:style-name="P1"><text:span text:style-name="T1">GENERATING</text:span></text:p>
          <text:p text:style-name="P1"><text:span text:style-name="T1">RESULT </text:span></text:p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.842cm" svg:y1="7.477cm" svg:x2="17.556cm" svg:y2="9.255cm" draw:start-shape="id3" draw:start-glue-point="2" draw:end-shape="id6" draw:end-glue-point="0" svg:d="M20842 7477v888h-3286v890" svg:viewBox="0 0 3287 1779">
          <text:p/>
        </draw:connector>
        <draw:connector draw:style-name="gr2" draw:text-style-name="P2" draw:layer="layout" svg:x1="20.842cm" svg:y1="7.477cm" svg:x2="24.195cm" svg:y2="9.255cm" draw:start-shape="id3" draw:start-glue-point="2" draw:end-shape="id7" svg:d="M20842 7477v888h3353v890" svg:viewBox="0 0 3354 1779">
          <text:p/>
        </draw:connector>
        <draw:connector draw:style-name="gr2" draw:text-style-name="P2" draw:layer="layout" draw:line-skew="1.95cm" svg:x1="20.842cm" svg:y1="7.477cm" svg:x2="3.893cm" svg:y2="13.484cm" draw:start-shape="id3" draw:start-glue-point="2" draw:end-shape="id8" svg:d="M20842 7477v4953h-16949v1054" svg:viewBox="0 0 16950 6008">
          <text:p/>
        </draw:connector>
        <draw:custom-shape draw:style-name="gr1" draw:text-style-name="P2" xml:id="id9" draw:id="id9" draw:layer="layout" svg:width="4.318cm" svg:height="2.667cm" svg:x="7.604cm" svg:y="13.492cm">
          <text:p text:style-name="P2">2.4</text:p>
          <text:p text:style-name="P2">SQL </text:p>
          <text:p text:style-name="P2">COMMAN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1.946cm" svg:x1="20.842cm" svg:y1="7.477cm" svg:x2="9.763cm" svg:y2="13.492cm" draw:start-shape="id3" draw:start-glue-point="2" draw:end-shape="id9" svg:d="M20842 7477v4953h-11079v1062" svg:viewBox="0 0 11080 6016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09:18:49.482487629</meta:creation-date>
    <dc:date>2016-04-19T10:50:41.834034711</dc:date>
    <meta:editing-duration>PT15M22S</meta:editing-duration>
    <meta:editing-cycles>1</meta:editing-cycles>
    <meta:document-statistic meta:object-count="17"/>
    <meta:generator>LibreOffice/4.2.8.2$Linux_X86_64 LibreOffice_project/420m0$Build-2</meta:generator>
  </office:meta>
</office:document-meta>
</file>